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64in"/>
    </style:style>
    <style:style style:name="co2" style:family="table-column">
      <style:table-column-properties fo:break-before="auto" style:column-width="1.77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std::chrono::from_stream()</text:p>
          </table:table-cell>
          <table:table-cell office:value-type="string" calcext:value-type="string">
            <text:p>oss&lt;&lt;std::vformat()</text:p>
          </table:table-cell>
          <table:table-cell office:value-type="string" calcext:value-type="string">
            <text:p>date::from_stream()</text:p>
          </table:table-cell>
          <table:table-cell office:value-type="string" calcext:value-type="string">
            <text:p>date::to_stream()</text:p>
          </table:table-cell>
          <table:table-cell office:value-type="string" calcext:value-type="string">
            <text:p>jugaad::from_stream()</text:p>
          </table:table-cell>
          <table:table-cell office:value-type="string" calcext:value-type="string">
            <text:p>jugaad::to_stream()</text:p>
          </table:table-cell>
        </table:table-row>
        <table:table-row table:style-name="ro1">
          <table:table-cell office:value-type="string" calcext:value-type="string">
            <text:p>ubuntu24, g++-14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4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ubuntu24, g++-13</text:p>
          </table:table-cell>
          <table:table-cell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3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ubuntu24, g++-12</text:p>
          </table:table-cell>
          <table:table-cell table:number-columns-repeated="2"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2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ubuntu24, clang++-18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4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ubuntu24, clang++-17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4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ubuntu24, clang++-16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4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ubuntu22, g++-12</text:p>
          </table:table-cell>
          <table:table-cell table:number-columns-repeated="2"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2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ubuntu22, g++-11</text:p>
          </table:table-cell>
          <table:table-cell table:number-columns-repeated="2"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2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ubuntu22, clang++-15</text:p>
          </table:table-cell>
          <table:table-cell table:number-columns-repeated="2"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2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ubuntu22, clang++-14</text:p>
          </table:table-cell>
          <table:table-cell table:number-columns-repeated="2"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2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ubuntu22, clang++-13</text:p>
          </table:table-cell>
          <table:table-cell table:number-columns-repeated="2"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2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macos14, appleClang++-15</text:p>
          </table:table-cell>
          <table:table-cell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3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macos14, g++-14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4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macos14, g++-13</text:p>
          </table:table-cell>
          <table:table-cell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3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macos14, g++-12</text:p>
          </table:table-cell>
          <table:table-cell table:number-columns-repeated="2"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2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macos13, appleClang++-15</text:p>
          </table:table-cell>
          <table:table-cell table:number-columns-repeated="2"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2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macos13, g++-14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4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macos13, g++-13</text:p>
          </table:table-cell>
          <table:table-cell table:number-columns-repeated="4" office:value-type="string" calcext:value-type="string">
            <text:p>--FAILED--</text:p>
          </table:table-cell>
          <table:table-cell table:number-columns-repeated="2" office:value-type="string" calcext:value-type="string">
            <text:p>##ENABLED##</text:p>
          </table:table-cell>
        </table:table-row>
        <table:table-row table:style-name="ro1">
          <table:table-cell office:value-type="string" calcext:value-type="string">
            <text:p>macos13, g++-12</text:p>
          </table:table-cell>
          <table:table-cell table:number-columns-repeated="2"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2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macos12, appleClang++-15</text:p>
          </table:table-cell>
          <table:table-cell table:number-columns-repeated="2"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2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macos12, g++-14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4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macos12, g++-13</text:p>
          </table:table-cell>
          <table:table-cell table:number-columns-repeated="4" office:value-type="string" calcext:value-type="string">
            <text:p>--FAILED--</text:p>
          </table:table-cell>
          <table:table-cell table:number-columns-repeated="2" office:value-type="string" calcext:value-type="string">
            <text:p>##ENABLED##</text:p>
          </table:table-cell>
        </table:table-row>
        <table:table-row table:style-name="ro1">
          <table:table-cell office:value-type="string" calcext:value-type="string">
            <text:p>macos12, g++-12</text:p>
          </table:table-cell>
          <table:table-cell table:number-columns-repeated="2" office:value-type="string" calcext:value-type="string">
            <text:p>--FAILED--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2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Windows-2022, msvc-19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4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Windows-2022, clangCL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4" office:value-type="string" calcext:value-type="string">
            <text:p>__SKIPPED__</text:p>
          </table:table-cell>
        </table:table-row>
        <table:table-row table:style-name="ro1">
          <table:table-cell office:value-type="string" calcext:value-type="string">
            <text:p>Windows-2019, clangCL</text:p>
          </table:table-cell>
          <table:table-cell table:number-columns-repeated="2" office:value-type="string" calcext:value-type="string">
            <text:p>++SUCCESS++</text:p>
          </table:table-cell>
          <table:table-cell table:number-columns-repeated="4" office:value-type="string" calcext:value-type="string">
            <text:p>__SKIPPED__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01:38:38.054777701</meta:creation-date>
    <dc:date>2024-09-20T02:28:49.852519058</dc:date>
    <meta:editing-duration>PT33M33S</meta:editing-duration>
    <meta:editing-cycles>1</meta:editing-cycles>
    <meta:document-statistic meta:table-count="1" meta:cell-count="188" meta:object-count="0"/>
    <meta:generator>LibreOffice/24.2.6.2$Linux_X86_64 LibreOffice_project/8e9a753d9daaea75c34b417ba1bdf556bf2fc5b3</meta:generator>
  </office:meta>
</office:document-meta>
</file>